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824cm" table:align="margins"/>
    </style:style>
    <style:style style:name="Table1.A" style:family="table-column">
      <style:table-column-properties style:column-width="9.5cm" style:rel-column-width="37006*"/>
    </style:style>
    <style:style style:name="Table1.B" style:family="table-column">
      <style:table-column-properties style:column-width="7.324cm" style:rel-column-width="28529*"/>
    </style:style>
    <style:style style:name="Table1.A1" style:family="table-cell">
      <style:table-cell-properties fo:padding="0.097cm" fo:border-left="1.05pt solid #000000" fo:border-right="none" fo:border-top="1.05pt solid #000000" fo:border-bottom="1.05pt solid #000000"/>
    </style:style>
    <style:style style:name="Table1.B1" style:family="table-cell">
      <style:table-cell-properties fo:padding="0.097cm" fo:border="1.05pt solid #000000"/>
    </style:style>
    <style:style style:name="Table1.2" style:family="table-row">
      <style:table-row-properties style:min-row-height="2.39cm"/>
    </style:style>
    <style:style style:name="Table1.A2" style:family="table-cell">
      <style:table-cell-properties fo:padding="0.097cm" fo:border-left="1.05pt solid #000000" fo:border-right="none" fo:border-top="none" fo:border-bottom="1.05pt solid #000000"/>
    </style:style>
    <style:style style:name="Table1.B2" style:family="table-cell">
      <style:table-cell-properties fo:padding="0.097cm" fo:border-left="1.05pt solid #000000" fo:border-right="1.05pt solid #000000" fo:border-top="none" fo:border-bottom="1.05pt solid #000000"/>
    </style:style>
    <style:style style:name="Table3" style:family="table">
      <style:table-properties style:width="16.824cm" table:align="margins"/>
    </style:style>
    <style:style style:name="Table3.A" style:family="table-column">
      <style:table-column-properties style:column-width="8.412cm" style:rel-column-width="32767*"/>
    </style:style>
    <style:style style:name="Table3.B" style:family="table-column">
      <style:table-column-properties style:column-width="8.412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2" style:family="table">
      <style:table-properties style:width="16.868cm" fo:margin-left="0cm" table:align="left"/>
    </style:style>
    <style:style style:name="Table2.A" style:family="table-column">
      <style:table-column-properties style:column-width="1.203cm"/>
    </style:style>
    <style:style style:name="Table2.B" style:family="table-column">
      <style:table-column-properties style:column-width="9.038cm"/>
    </style:style>
    <style:style style:name="Table2.C" style:family="table-column">
      <style:table-column-properties style:column-width="3.484cm"/>
    </style:style>
    <style:style style:name="Table2.D" style:family="table-column">
      <style:table-column-properties style:column-width="3.143cm"/>
    </style:style>
    <style:style style:name="Table2.A1" style:family="table-cell">
      <style:table-cell-properties fo:padding="0.097cm" fo:border-left="1.05pt solid #000000" fo:border-right="none" fo:border-top="1.05pt solid #000000" fo:border-bottom="1.05pt solid #000000"/>
    </style:style>
    <style:style style:name="Table2.C1" style:family="table-cell">
      <style:table-cell-properties fo:padding="0.097cm" fo:border="1.05pt solid #000000"/>
    </style:style>
    <style:style style:name="Table2.2" style:family="table-row">
      <style:table-row-properties style:min-row-height="0.64cm"/>
    </style:style>
    <style:style style:name="Table2.C2" style:family="table-cell">
      <style:table-cell-properties fo:padding="0.097cm" fo:border-left="1.05pt solid #000000" fo:border-right="none" fo:border-top="none" fo:border-bottom="1.05pt solid #000000"/>
    </style:style>
    <style:style style:name="Table2.D2" style:family="table-cell">
      <style:table-cell-properties fo:padding="0.097cm" fo:border-left="1.05pt solid #000000" fo:border-right="1.05pt solid #000000" fo:border-top="none" fo:border-bottom="1.05pt solid #000000"/>
    </style:style>
    <style:style style:name="Table2.A3" style:family="table-cell">
      <style:table-cell-properties fo:padding="0.097cm" fo:border-left="1.05pt solid #000000" fo:border-right="1.05pt solid #000000" fo:border-top="1.05pt solid #000000" fo:border-bottom="none"/>
    </style:style>
    <style:style style:name="Table2.A4" style:family="table-cell">
      <style:table-cell-properties fo:padding="0.097cm" fo:border-left="1.05pt solid #000000" fo:border-right="1.05pt solid #000000" fo:border-top="none" fo:border-bottom="none"/>
    </style:style>
    <style:style style:name="Table2.13" style:family="table-row">
      <style:table-row-properties style:min-row-height="2.663cm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dc2300"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3333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font-size="22pt" style:font-size-asian="22pt" style:font-size-complex="22pt"/>
    </style:style>
    <style:style style:name="gr1" style:family="graphic">
      <style:graphic-properties svg:stroke-width="0cm" svg:stroke-color="#000000" draw:fill="none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tracked-changes text:track-changes="false">
        <text:changed-region xml:id="ct147409896" text:id="ct147409896">
          <text:insertion>
            <office:change-info>
              <dc:creator>Unknown Author</dc:creator>
              <dc:date>2012-09-03T07:45:00</dc:date>
            </office:change-info>
          </text:insertion>
        </text:changed-region>
        <text:changed-region xml:id="ct147410064" text:id="ct147410064">
          <text:insertion>
            <office:change-info>
              <dc:creator>Unknown Author</dc:creator>
              <dc:date>2012-09-03T07:55:00</dc:date>
            </office:change-info>
          </text:insertion>
        </text:changed-region>
        <text:changed-region xml:id="ct147410232" text:id="ct147410232">
          <text:insertion>
            <office:change-info>
              <dc:creator>Unknown Author</dc:creator>
              <dc:date>2012-09-02T22:11:00</dc:date>
            </office:change-info>
          </text:insertion>
        </text:changed-region>
        <text:changed-region xml:id="ct147410328" text:id="ct147410328">
          <text:insertion>
            <office:change-info>
              <dc:creator>Unknown Author</dc:creator>
              <dc:date>2012-09-02T22:11:00</dc:date>
            </office:change-info>
          </text:insertion>
        </text:changed-region>
        <text:changed-region xml:id="ct147540952" text:id="ct14754095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7541120" text:id="ct14754112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0720" text:id="ct14754072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1216" text:id="ct147541216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7541312" text:id="ct14754131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7541480" text:id="ct14754148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1576" text:id="ct14754157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1672" text:id="ct147541672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6857288" text:id="ct146857288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7541768" text:id="ct14754176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1864" text:id="ct14754186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1960" text:id="ct14754196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7542216" text:id="ct14754221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7542448" text:id="ct14754244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2544" text:id="ct14754254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58920" text:id="ct14685892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7542640" text:id="ct147542640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7542736" text:id="ct14754273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7542832" text:id="ct14754283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2648" text:id="ct146892648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6892816" text:id="ct14689281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6893032" text:id="ct14689303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3320" text:id="ct14689332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3488" text:id="ct146893488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6893656" text:id="ct14689365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6893824" text:id="ct14689382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4016" text:id="ct14689401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4184" text:id="ct146894184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6894352" text:id="ct14689435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146894712" text:id="ct14689471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4904" text:id="ct14689490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5000" text:id="ct14689500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6895296" text:id="ct14689529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5464" text:id="ct14689546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5728" text:id="ct14689572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5896" text:id="ct146895896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6896120" text:id="ct14689612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6272" text:id="ct14689627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146896568" text:id="ct146896568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146896736" text:id="ct146896736">
          <text:insertion>
            <office:change-info>
              <dc:creator>Unknown Author</dc:creator>
              <dc:date>2012-09-15T17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line-break/><text:span text:style-name="T5">Fine Contacts</text:span></text:p>
          </table:table-cell>
          <table:table-cell table:style-name="Table1.B1" office:value-type="string">
            <text:p text:style-name="P6"><text:span text:style-name="T1">Delivery Challan</text:span><text:line-break/>G-019, <text:line-break/>Asha Industrial Estate , Veer Savarkar Marg, Virar(E)</text:p>
          </table:table-cell>
        </table:table-row>
        <table:table-row table:style-name="Table1.2">
          <table:table-cell table:style-name="Table1.A2" office:value-type="string">
            <text:p text:style-name="P5">M/s: <text:s text:c="3"/><text:change-start text:change-id="ct147409896"/>custname<text:change-end text:change-id="ct147409896"/></text:p>
            <text:p text:style-name="P5"><text:change-start text:change-id="ct147410064"/>custadd<text:change-end text:change-id="ct147410064"/></text:p>
          </table:table-cell>
          <table:table-cell table:style-name="Table1.B2" office:value-type="string">
            <text:p text:style-name="P7">No: <text:s/><text:change-start text:change-id="ct147410232"/>billno<text:change-end text:change-id="ct147410232"/></text:p>
            <text:p text:style-name="P9"/>
            <text:p text:style-name="P7">Date: <text:s/><text:change-start text:change-id="ct147410328"/>date<text:change-end text:change-id="ct147410328"/></text:p>
            <text:p text:style-name="P11"><draw:rect text:anchor-type="paragraph" draw:z-index="0" draw:style-name="gr1" draw:text-style-name="P12" svg:width="5.113cm" svg:height="0.512cm" svg:x="1.011cm" svg:y="0.28cm"><text:p/></draw:rect><text:line-break/>Word No. - 16/No. 57/2011I-EN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3">Order No.</text:span>____________________ <text:s/><text:tab/></text:p>
          </table:table-cell>
          <table:table-cell table:style-name="Table3.B1" office:value-type="string">
            <text:p text:style-name="Table_20_Contents"><text:span text:style-name="T3">Date of Order :</text:span>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7">Sr, No</text:p>
          </table:table-cell>
          <table:table-cell table:style-name="Table2.A1" table:number-rows-spanned="2" office:value-type="string">
            <text:p text:style-name="P8">PARTICULARS</text:p>
          </table:table-cell>
          <table:table-cell table:style-name="Table2.C1" table:number-columns-spanned="2" office:value-type="string">
            <text:p text:style-name="P8">Quantity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8">Nos.</text:p>
          </table:table-cell>
          <table:table-cell table:style-name="Table2.D2" office:value-type="string">
            <text:p text:style-name="P8">Weight</text:p>
          </table:table-cell>
        </table:table-row>
        <table:table-row>
          <table:table-cell table:style-name="Table2.A3" office:value-type="string">
            <text:p text:style-name="Table_20_Contents"><text:change-start text:change-id="ct147540952"/>sr1<text:change-end text:change-id="ct147540952"/></text:p>
          </table:table-cell>
          <table:table-cell table:style-name="Table2.A3" office:value-type="string">
            <text:p text:style-name="Table_20_Contents"><text:change-start text:change-id="ct147541120"/>par1<text:change-end text:change-id="ct147541120"/></text:p>
          </table:table-cell>
          <table:table-cell table:style-name="Table2.A3" office:value-type="string">
            <text:p text:style-name="P6"><text:change-start text:change-id="ct147540720"/>no1<text:change-end text:change-id="ct147540720"/></text:p>
          </table:table-cell>
          <table:table-cell table:style-name="Table2.A3" office:value-type="string">
            <text:p text:style-name="P6"><text:change-start text:change-id="ct147541216"/>w1<text:change-end text:change-id="ct147541216"/></text:p>
          </table:table-cell>
        </table:table-row>
        <table:table-row>
          <table:table-cell table:style-name="Table2.A4" office:value-type="string">
            <text:p text:style-name="Table_20_Contents"><text:change-start text:change-id="ct147541312"/>sr2<text:change-end text:change-id="ct147541312"/></text:p>
          </table:table-cell>
          <table:table-cell table:style-name="Table2.A4" office:value-type="string">
            <text:p text:style-name="Table_20_Contents"><text:change-start text:change-id="ct147541480"/>par2<text:change-end text:change-id="ct147541480"/></text:p>
          </table:table-cell>
          <table:table-cell table:style-name="Table2.A4" office:value-type="string">
            <text:p text:style-name="P6"><text:change-start text:change-id="ct147541576"/>no2<text:change-end text:change-id="ct147541576"/></text:p>
          </table:table-cell>
          <table:table-cell table:style-name="Table2.A4" office:value-type="string">
            <text:p text:style-name="P6"><text:change-start text:change-id="ct147541672"/>w2<text:change-end text:change-id="ct147541672"/></text:p>
          </table:table-cell>
        </table:table-row>
        <table:table-row>
          <table:table-cell table:style-name="Table2.A4" office:value-type="string">
            <text:p text:style-name="Table_20_Contents"><text:change-start text:change-id="ct146857288"/>sr3<text:change-end text:change-id="ct146857288"/></text:p>
          </table:table-cell>
          <table:table-cell table:style-name="Table2.A4" office:value-type="string">
            <text:p text:style-name="Table_20_Contents"><text:change-start text:change-id="ct147541768"/>par3<text:change-end text:change-id="ct147541768"/></text:p>
          </table:table-cell>
          <table:table-cell table:style-name="Table2.A4" office:value-type="string">
            <text:p text:style-name="P6"><text:change-start text:change-id="ct147541864"/>no3<text:change-end text:change-id="ct147541864"/></text:p>
          </table:table-cell>
          <table:table-cell table:style-name="Table2.A4" office:value-type="string">
            <text:p text:style-name="P6"><text:change-start text:change-id="ct147541960"/>w3<text:change-end text:change-id="ct147541960"/></text:p>
          </table:table-cell>
        </table:table-row>
        <table:table-row>
          <table:table-cell table:style-name="Table2.A4" office:value-type="string">
            <text:p text:style-name="Table_20_Contents"><text:change-start text:change-id="ct147542216"/>sr4<text:change-end text:change-id="ct147542216"/></text:p>
          </table:table-cell>
          <table:table-cell table:style-name="Table2.A4" office:value-type="string">
            <text:p text:style-name="Table_20_Contents"><text:change-start text:change-id="ct147542448"/>par4<text:change-end text:change-id="ct147542448"/></text:p>
          </table:table-cell>
          <table:table-cell table:style-name="Table2.A4" office:value-type="string">
            <text:p text:style-name="P6"><text:change-start text:change-id="ct147542544"/>no4<text:change-end text:change-id="ct147542544"/></text:p>
          </table:table-cell>
          <table:table-cell table:style-name="Table2.A4" office:value-type="string">
            <text:p text:style-name="P6"><text:change-start text:change-id="ct146858920"/>w4<text:change-end text:change-id="ct146858920"/></text:p>
          </table:table-cell>
        </table:table-row>
        <table:table-row>
          <table:table-cell table:style-name="Table2.A4" office:value-type="string">
            <text:p text:style-name="Table_20_Contents"><text:change-start text:change-id="ct147542640"/>sr5<text:change-end text:change-id="ct147542640"/></text:p>
          </table:table-cell>
          <table:table-cell table:style-name="Table2.A4" office:value-type="string">
            <text:p text:style-name="Table_20_Contents"><text:change-start text:change-id="ct147542736"/>par5<text:change-end text:change-id="ct147542736"/></text:p>
          </table:table-cell>
          <table:table-cell table:style-name="Table2.A4" office:value-type="string">
            <text:p text:style-name="P6"><text:change-start text:change-id="ct147542832"/>no5<text:change-end text:change-id="ct147542832"/></text:p>
          </table:table-cell>
          <table:table-cell table:style-name="Table2.A4" office:value-type="string">
            <text:p text:style-name="P6"><text:change-start text:change-id="ct146892648"/>w5<text:change-end text:change-id="ct146892648"/></text:p>
          </table:table-cell>
        </table:table-row>
        <table:table-row>
          <table:table-cell table:style-name="Table2.A4" office:value-type="string">
            <text:p text:style-name="Table_20_Contents"><text:change-start text:change-id="ct146892816"/>sr6<text:change-end text:change-id="ct146892816"/></text:p>
          </table:table-cell>
          <table:table-cell table:style-name="Table2.A4" office:value-type="string">
            <text:p text:style-name="Table_20_Contents"><text:change-start text:change-id="ct146893032"/>par6<text:change-end text:change-id="ct146893032"/></text:p>
          </table:table-cell>
          <table:table-cell table:style-name="Table2.A4" office:value-type="string">
            <text:p text:style-name="P6"><text:change-start text:change-id="ct146893320"/>no6<text:change-end text:change-id="ct146893320"/></text:p>
          </table:table-cell>
          <table:table-cell table:style-name="Table2.A4" office:value-type="string">
            <text:p text:style-name="P6"><text:change-start text:change-id="ct146893488"/>w6<text:change-end text:change-id="ct146893488"/></text:p>
          </table:table-cell>
        </table:table-row>
        <table:table-row>
          <table:table-cell table:style-name="Table2.A4" office:value-type="string">
            <text:p text:style-name="Table_20_Contents"><text:change-start text:change-id="ct146893656"/>sr7<text:change-end text:change-id="ct146893656"/></text:p>
          </table:table-cell>
          <table:table-cell table:style-name="Table2.A4" office:value-type="string">
            <text:p text:style-name="Table_20_Contents"><text:change-start text:change-id="ct146893824"/>par7<text:change-end text:change-id="ct146893824"/></text:p>
          </table:table-cell>
          <table:table-cell table:style-name="Table2.A4" office:value-type="string">
            <text:p text:style-name="P6"><text:change-start text:change-id="ct146894016"/>no7<text:change-end text:change-id="ct146894016"/></text:p>
          </table:table-cell>
          <table:table-cell table:style-name="Table2.A4" office:value-type="string">
            <text:p text:style-name="P6"><text:change-start text:change-id="ct146894184"/>w7<text:change-end text:change-id="ct146894184"/></text:p>
          </table:table-cell>
        </table:table-row>
        <table:table-row>
          <table:table-cell table:style-name="Table2.A4" office:value-type="string">
            <text:p text:style-name="Table_20_Contents"><text:change-start text:change-id="ct146894352"/>sr8<text:change-end text:change-id="ct146894352"/></text:p>
          </table:table-cell>
          <table:table-cell table:style-name="Table2.A4" office:value-type="string">
            <text:p text:style-name="Table_20_Contents"><text:change-start text:change-id="ct146894712"/>par8<text:change-end text:change-id="ct146894712"/></text:p>
          </table:table-cell>
          <table:table-cell table:style-name="Table2.A4" office:value-type="string">
            <text:p text:style-name="P6"><text:change-start text:change-id="ct146894904"/>no8<text:change-end text:change-id="ct146894904"/></text:p>
          </table:table-cell>
          <table:table-cell table:style-name="Table2.A4" office:value-type="string">
            <text:p text:style-name="P6"><text:change-start text:change-id="ct146895000"/>w8<text:change-end text:change-id="ct146895000"/></text:p>
          </table:table-cell>
        </table:table-row>
        <table:table-row>
          <table:table-cell table:style-name="Table2.A4" office:value-type="string">
            <text:p text:style-name="Table_20_Contents"><text:change-start text:change-id="ct146895296"/>sr9<text:change-end text:change-id="ct146895296"/></text:p>
          </table:table-cell>
          <table:table-cell table:style-name="Table2.A4" office:value-type="string">
            <text:p text:style-name="Table_20_Contents"><text:change-start text:change-id="ct146895464"/>par9<text:change-end text:change-id="ct146895464"/></text:p>
          </table:table-cell>
          <table:table-cell table:style-name="Table2.A4" office:value-type="string">
            <text:p text:style-name="P6"><text:change-start text:change-id="ct146895728"/>no9<text:change-end text:change-id="ct146895728"/></text:p>
          </table:table-cell>
          <table:table-cell table:style-name="Table2.A4" office:value-type="string">
            <text:p text:style-name="P6"><text:change-start text:change-id="ct146895896"/>w9<text:change-end text:change-id="ct146895896"/></text:p>
          </table:table-cell>
        </table:table-row>
        <table:table-row>
          <table:table-cell table:style-name="Table2.A4" office:value-type="string">
            <text:p text:style-name="Table_20_Contents"><text:change-start text:change-id="ct146896120"/>sr10<text:change-end text:change-id="ct146896120"/></text:p>
          </table:table-cell>
          <table:table-cell table:style-name="Table2.A4" office:value-type="string">
            <text:p text:style-name="Table_20_Contents"><text:change-start text:change-id="ct146896272"/>par10<text:change-end text:change-id="ct146896272"/></text:p>
          </table:table-cell>
          <table:table-cell table:style-name="Table2.A4" office:value-type="string">
            <text:p text:style-name="P6"><text:change-start text:change-id="ct146896568"/>no10<text:change-end text:change-id="ct146896568"/></text:p>
          </table:table-cell>
          <table:table-cell table:style-name="Table2.A4" office:value-type="string">
            <text:p text:style-name="P6"><text:change-start text:change-id="ct146896736"/>w10<text:change-end text:change-id="ct146896736"/></text:p>
          </table:table-cell>
        </table:table-row>
        <table:table-row table:style-name="Table2.13"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</table:table>
      <text:p text:style-name="P1"><text:span text:style-name="T2">Note: <text:s/></text:span>1. Goods once supplied against order will not be taken back unless we agree in writing.</text:p>
      <text:p text:style-name="P1"><text:tab/>2.Shortage or rejection if any should be informed in writing within 48 hours</text:p>
      <text:p text:style-name="P4"><text:tab/>3.The duplicate copy of delivery challans should be returned with authorised signature.</text:p>
      <text:p text:style-name="P2"/>
      <text:p text:style-name="P2"><text:span text:style-name="T4">For Fine Contacts<text:tab/><text:tab/> </text:span><text:tab/>VAT TIN NO. 27550349282V w.e.f 01/04/06 <text:s text:c="2"/></text:p>
      <text:p text:style-name="P2"><text:tab/><text:tab/><text:tab/><text:tab/><text:tab/>CST TIN NO. 27550349282C w.e.f 01/04/06 <text:s text:c="12"/></text:p>
      <text:p text:style-name="P2"><text:s text:c="2"/></text:p>
      <text:p text:style-name="P3"><text:tab/><text:tab/><text:tab/><text:tab/><text:tab/><text:tab/><text:tab/><text:tab/><text:tab/><text:tab/> Receiver's Signature<text:line-break/>(With Rubber Stam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double #000000" style:border-line-width="0.002cm 0.035cm 0.002cm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4:21:45</meta:creation-date>
    <dc:date>2012-09-27T14:09:50</dc:date>
    <meta:editing-duration>PT59M51S</meta:editing-duration>
    <meta:editing-cycles>59</meta:editing-cycles>
    <meta:generator>LibreOffice/3.5$Linux_x86 LibreOffice_project/350m1$Build-2</meta:generator>
    <meta:print-date>2012-09-01T15:52:20</meta:print-date>
    <meta:document-statistic meta:table-count="3" meta:image-count="0" meta:object-count="0" meta:page-count="1" meta:paragraph-count="61" meta:word-count="139" meta:character-count="806" meta:non-whitespace-character-count="675"/>
  </office:meta>
</office:document-meta>
</file>